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000000258EC8EC29B.png" manifest:media-type="image/pn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94476b" draw:textarea-horizontal-align="left" draw:auto-grow-height="true" draw:auto-grow-width="false" fo:min-height="1.626cm" fo:min-width="18.608cm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svg:stroke-color="#000000" draw:fill="solid" draw:fill-color="#94476b" draw:textarea-horizontal-align="left" draw:auto-grow-height="true" draw:auto-grow-width="false" fo:min-height="0.512cm" fo:min-width="18.608cm"/>
    </style:style>
    <style:style style:name="gr5" style:family="graphic" style:parent-style-name="standard">
      <style:graphic-properties draw:stroke="none" draw:fill="none" fo:min-height="1.424cm"/>
    </style:style>
    <style:style style:name="pr1" style:family="presentation" style:parent-style-name="lyt-sunrise-subtitle">
      <style:graphic-properties draw:fill-color="#ffffff" fo:min-height="16.155cm"/>
    </style:style>
    <style:style style:name="pr2" style:family="presentation" style:parent-style-name="lyt-sunrise-notes">
      <style:graphic-properties draw:fill-color="#ffffff" draw:auto-grow-height="true" fo:min-height="12.572cm"/>
    </style:style>
    <style:style style:name="pr3" style:family="presentation" style:parent-style-name="lyt-sunrise-title">
      <style:graphic-properties draw:auto-grow-height="true" fo:min-height="3.506cm"/>
    </style:style>
    <style:style style:name="pr4" style:family="presentation" style:parent-style-name="lyt-sunrise-outline1">
      <style:graphic-properties fo:min-height="12.179cm"/>
    </style:style>
    <style:style style:name="pr5" style:family="presentation" style:parent-style-name="lyt-sunrise-notes">
      <style:graphic-properties draw:fill-color="#ffffff" fo:min-height="12.572cm"/>
    </style:style>
    <style:style style:name="pr6" style:family="presentation" style:parent-style-name="lyt-sunrise-outline1">
      <style:graphic-properties draw:auto-grow-height="true" fo:min-height="12.179cm"/>
    </style:style>
    <style:style style:name="pr7" style:family="presentation" style:parent-style-name="lyt-sunrise-outline1">
      <style:graphic-properties fo:min-height="5.842cm"/>
    </style:style>
    <style:style style:name="pr8" style:family="presentation" style:parent-style-name="lyt-sunrise-title">
      <style:graphic-properties fo:min-height="3.506cm"/>
    </style:style>
    <style:style style:name="pr9" style:family="presentation" style:parent-style-name="lyt-sunrise-outline1">
      <style:graphic-properties fo:min-height="5.808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18pt"/>
    </style:style>
    <style:style style:name="P3" style:family="paragraph">
      <style:text-properties fo:color="#ffffff" fo:font-size="18pt"/>
    </style:style>
    <style:style style:name="P4" style:family="paragraph">
      <style:text-properties fo:font-size="26.3999996185303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ffffff" fo:font-size="1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32">
        <office:forms form:automatic-focus="false" form:apply-design-mode="false"/>
        <draw:frame presentation:style-name="pr1" draw:text-style-name="P1" draw:layer="layout" svg:width="25.199cm" svg:height="16.155cm" svg:x="1.4cm" svg:y="0.937cm" presentation:class="subtitle">
          <draw:text-box>
            <text:p text:style-name="P1"><text:span text:style-name="T1">Python: Nested loops and Dictionarie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sunrise" presentation:presentation-page-layout-name="AL2T3">
        <office:forms form:automatic-focus="false" form:apply-design-mode="false"/>
        <draw:frame presentation:style-name="pr3" draw:layer="layout" svg:width="25.199cm" svg:height="3.506cm" svg:x="1.4cm" svg:y="0.937cm" presentation:class="title">
          <draw:text-box>
            <text:p>Dissecting the for loop</text:p>
          </draw:text-box>
        </draw:frame>
        <draw:frame draw:style-name="gr2" draw:text-style-name="P3" draw:layer="layout" svg:width="10.414cm" svg:height="9.494cm" svg:x="2.794cm" svg:y="6.604cm">
          <draw:text-box>
            <text:p text:style-name="P2"><text:span text:style-name="T2">&gt;&gt;&gt; alist = [6, 3, 7, 4, 5, 2, 8]</text:span></text:p>
            <text:p text:style-name="P2"><text:span text:style-name="T2">&gt;&gt;&gt; total = 0</text:span></text:p>
            <text:p text:style-name="P2"><text:span text:style-name="T2">&gt;&gt;&gt; for num in alist:</text:span></text:p>
            <text:p text:style-name="P2"><text:span text:style-name="T2">... <text:s text:c="4"/>total = total + num</text:span></text:p>
            <text:p text:style-name="P2"><text:span text:style-name="T2">... <text:s text:c="4"/>print total</text:span></text:p>
            <text:p text:style-name="P2"><text:span text:style-name="T2">... </text:span></text:p>
            <text:p text:style-name="P2"><text:span text:style-name="T2">6</text:span></text:p>
            <text:p text:style-name="P2"><text:span text:style-name="T2">9</text:span></text:p>
            <text:p text:style-name="P2"><text:span text:style-name="T2">16</text:span></text:p>
            <text:p text:style-name="P2"><text:span text:style-name="T2">20</text:span></text:p>
            <text:p text:style-name="P2"><text:span text:style-name="T2">25</text:span></text:p>
            <text:p text:style-name="P2"><text:span text:style-name="T2">27</text:span></text:p>
            <text:p text:style-name="P2"><text:span text:style-name="T2">35</text:span></text:p>
          </draw:text-box>
        </draw:frame>
        <draw:frame presentation:style-name="pr4" draw:layer="layout" svg:width="12.296cm" svg:height="12.179cm" svg:x="14.311cm" svg:y="6.814cm" presentation:class="outline" presentation:user-transformed="true">
          <draw:text-box>
            <text:list text:style-name="L3">
              <text:list-item>
                <text:p>Remember that every item in alist is passed to num in turn</text:p>
              </text:list-item>
              <text:list-item>
                <text:p>Why does num keep increasing?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2T3">
        <draw:frame presentation:style-name="pr3" draw:layer="layout" svg:width="25.199cm" svg:height="3.506cm" svg:x="1.4cm" svg:y="0.937cm" presentation:class="title">
          <draw:text-box>
            <text:p>A for loop within a for loop</text:p>
          </draw:text-box>
        </draw:frame>
        <draw:frame presentation:style-name="pr4" draw:text-style-name="P5" draw:layer="layout" svg:width="12.296cm" svg:height="12.179cm" svg:x="14.311cm" svg:y="4.914cm" presentation:class="outline">
          <draw:text-box>
            <text:list text:style-name="L3">
              <text:list-item>
                <text:p text:style-name="P5"><text:span text:style-name="T3">When a loop is nested in another loop, every element of loop 2 is done for a given element of loop 1 before moving on to the next element of loop 1.</text:span></text:p>
              </text:list-item>
              <text:list-item>
                <text:p text:style-name="P5"><text:span text:style-name="T3">You can nest any amount of for loops that you want, but the processing time will increase exponentially </text:span></text:p>
              </text:list-item>
            </text:list>
          </draw:text-box>
        </draw:frame>
        <draw:frame draw:style-name="gr2" draw:text-style-name="P3" draw:layer="layout" svg:width="10.414cm" svg:height="10.916cm" svg:x="2.794cm" svg:y="5.588cm">
          <draw:text-box>
            <text:p text:style-name="P2"><text:span text:style-name="T2">&gt;&gt;&gt; mynums = ['1', '2', '3']</text:span></text:p>
            <text:p text:style-name="P2"><text:span text:style-name="T2">&gt;&gt;&gt; myalph = ['a', 'b', 'c']</text:span></text:p>
            <text:p text:style-name="P2"><text:span text:style-name="T2">&gt;&gt;&gt; for num in mynums:</text:span></text:p>
            <text:p text:style-name="P2"><text:span text:style-name="T2">... <text:s text:c="4"/>for alph in myalph:</text:span></text:p>
            <text:p text:style-name="P2"><text:span text:style-name="T2">... <text:s text:c="12"/>print num + alph</text:span></text:p>
            <text:p text:style-name="P2"><text:span text:style-name="T2">... </text:span></text:p>
            <text:p text:style-name="P2"><text:span text:style-name="T2">1a</text:span></text:p>
            <text:p text:style-name="P2"><text:span text:style-name="T2">1b</text:span></text:p>
            <text:p text:style-name="P2"><text:span text:style-name="T2">1c</text:span></text:p>
            <text:p text:style-name="P2"><text:span text:style-name="T2">2a</text:span></text:p>
            <text:p text:style-name="P2"><text:span text:style-name="T2">2b</text:span></text:p>
            <text:p text:style-name="P2"><text:span text:style-name="T2">2c</text:span></text:p>
            <text:p text:style-name="P2"><text:span text:style-name="T2">3a</text:span></text:p>
            <text:p text:style-name="P2"><text:span text:style-name="T2">3b</text:span></text:p>
            <text:p text:style-name="P2"><text:span text:style-name="T2">3c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2T3">
        <draw:frame presentation:style-name="pr3" draw:layer="layout" svg:width="25.199cm" svg:height="3.506cm" svg:x="1.4cm" svg:y="0.937cm" presentation:class="title">
          <draw:text-box>
            <text:p>Dictionaries</text:p>
          </draw:text-box>
        </draw:frame>
        <draw:frame presentation:style-name="pr6" draw:text-style-name="P6" draw:layer="layout" svg:width="12.296cm" svg:height="12.597cm" svg:x="1.4cm" svg:y="4.914cm" presentation:class="outline">
          <draw:text-box>
            <text:list text:style-name="L3">
              <text:list-item>
                <text:p text:style-name="P6"><text:span text:style-name="T4">Dictionaries are another </text:span><text:span text:style-name="T5">data type</text:span><text:span text:style-name="T4"> in Python, and they are specified with </text:span><text:span text:style-name="T5">curly brackets</text:span></text:p>
              </text:list-item>
              <text:list-item>
                <text:p text:style-name="P6"><text:span text:style-name="T4">They connect a </text:span><text:span text:style-name="T5">unique key</text:span><text:span text:style-name="T4"> to a </text:span><text:span text:style-name="T5">value</text:span><text:span text:style-name="T4">, allowing fast retrieval of values</text:span></text:p>
              </text:list-item>
              <text:list-item>
                <text:p text:style-name="P6"><text:span text:style-name="T4">Biology has many natural dictionaries:</text:span></text:p>
                <text:list>
                  <text:list-item>
                    <text:p text:style-name="P6"><text:span text:style-name="T4">DNA complements</text:span></text:p>
                  </text:list-item>
                  <text:list-item>
                    <text:p text:style-name="P6"><text:span text:style-name="T4">Transcription</text:span></text:p>
                  </text:list-item>
                  <text:list-item>
                    <text:p text:style-name="P6"><text:span text:style-name="T4">Translation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414cm" svg:height="7.361cm" svg:x="14.986cm" svg:y="5.339cm">
          <draw:text-box>
            <text:p text:style-name="P2"><text:span text:style-name="T2">&gt;&gt;&gt; dnacomp = {'A':'T', 'T':'A', 'C':'G', 'G':'C'}</text:span></text:p>
            <text:p text:style-name="P2"><text:span text:style-name="T2">&gt;&gt;&gt; dnacomp</text:span><text:span text:style-name="T2">['C']</text:span></text:p>
            <text:p text:style-name="P2"><text:span text:style-name="T2">'G'</text:span></text:p>
            <text:p text:style-name="P2"><text:span text:style-name="T2">&gt;&gt;&gt;</text:span></text:p>
            <text:p text:style-name="P2"><text:span text:style-name="T2">&gt;&gt;&gt; transcript = {'A':'U', 'U':'A', 'C':'G', 'G':'C'}</text:span></text:p>
            <text:p text:style-name="P2"><text:span text:style-name="T2">&gt;&gt;&gt; transcript['U']</text:span></text:p>
            <text:p text:style-name="P2"><text:span text:style-name="T2">'A'</text:span></text:p>
            <text:p text:style-name="P2"><text:span text:style-name="T2"/></text:p>
          </draw:text-box>
        </draw:frame>
        <draw:frame presentation:style-name="pr7" draw:text-style-name="P6" draw:layer="layout" svg:width="12.296cm" svg:height="5.842cm" svg:x="14.311cm" svg:y="13.462cm" presentation:class="outline" presentation:user-transformed="true">
          <draw:text-box>
            <text:list text:style-name="L3">
              <text:list-item>
                <text:p text:style-name="P6"><text:span text:style-name="T4">Dictionaries follow the form</text:span></text:p>
                <text:p text:style-name="P6"><text:span text:style-name="T5">dictname = {key1 : value1, key2 : value2</text:span><text:span text:style-name="T5"> }</text:span></text:p>
              </text:list-item>
              <text:list-item>
                <text:p text:style-name="P6"><text:span text:style-name="T4">The keys and values don't have to be string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sunrise" presentation:presentation-page-layout-name="AL2T3">
        <draw:frame presentation:style-name="pr3" draw:layer="layout" svg:width="25.199cm" svg:height="3.506cm" svg:x="1.4cm" svg:y="0.937cm" presentation:class="title">
          <draw:text-box>
            <text:p>Dictionaries</text:p>
          </draw:text-box>
        </draw:frame>
        <draw:frame presentation:style-name="pr6" draw:text-style-name="P6" draw:layer="layout" svg:width="12.296cm" svg:height="12.597cm" svg:x="1.4cm" svg:y="4.914cm" presentation:class="outline">
          <draw:text-box>
            <text:list text:style-name="L3">
              <text:list-item>
                <text:p text:style-name="P6"><text:span text:style-name="T4">Dictionaries are another </text:span><text:span text:style-name="T5">data type</text:span><text:span text:style-name="T4"> in Python, and they are specified with </text:span><text:span text:style-name="T5">curly brackets</text:span></text:p>
              </text:list-item>
              <text:list-item>
                <text:p text:style-name="P6"><text:span text:style-name="T4">They connect a </text:span><text:span text:style-name="T5">unique key</text:span><text:span text:style-name="T4"> to a </text:span><text:span text:style-name="T5">value</text:span><text:span text:style-name="T4">, allowing fast retrieval of values</text:span></text:p>
              </text:list-item>
              <text:list-item>
                <text:p text:style-name="P6"><text:span text:style-name="T4">Biology has many natural dictionaries:</text:span></text:p>
                <text:list>
                  <text:list-item>
                    <text:p text:style-name="P6"><text:span text:style-name="T4">DNA complements</text:span></text:p>
                  </text:list-item>
                  <text:list-item>
                    <text:p text:style-name="P6"><text:span text:style-name="T4">Transcription</text:span></text:p>
                  </text:list-item>
                  <text:list-item>
                    <text:p text:style-name="P6"><text:span text:style-name="T4">Translation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414cm" svg:height="7.361cm" svg:x="14.986cm" svg:y="5.339cm">
          <draw:text-box>
            <text:p text:style-name="P2"><text:span text:style-name="T2">&gt;&gt;&gt; dnacomp = {'A':'T', 'T':'A', 'C':'G', 'G':'C'}</text:span></text:p>
            <text:p text:style-name="P2"><text:span text:style-name="T2">&gt;&gt;&gt; dnacomp</text:span><text:span text:style-name="T2">['C']</text:span></text:p>
            <text:p text:style-name="P2"><text:span text:style-name="T2">'G'</text:span></text:p>
            <text:p text:style-name="P2"><text:span text:style-name="T2">&gt;&gt;&gt;</text:span></text:p>
            <text:p text:style-name="P2"><text:span text:style-name="T2">&gt;&gt;&gt; transcript = {'A':'U', 'U':'A', 'C':'G', 'G':'C'}</text:span></text:p>
            <text:p text:style-name="P2"><text:span text:style-name="T2">&gt;&gt;&gt; transcript['U']</text:span></text:p>
            <text:p text:style-name="P2"><text:span text:style-name="T2">'A'</text:span></text:p>
            <text:p text:style-name="P2"><text:span text:style-name="T2"/></text:p>
          </draw:text-box>
        </draw:frame>
        <draw:frame presentation:style-name="pr7" draw:text-style-name="P6" draw:layer="layout" svg:width="12.296cm" svg:height="5.842cm" svg:x="14.311cm" svg:y="13.462cm" presentation:class="outline" presentation:user-transformed="true">
          <draw:text-box>
            <text:list text:style-name="L3">
              <text:list-item>
                <text:p text:style-name="P6"><text:span text:style-name="T4">Dictionaries follow the form</text:span></text:p>
                <text:p text:style-name="P6"><text:span text:style-name="T5">dictname = {key1 : value1, key2 : value2</text:span><text:span text:style-name="T5"> }</text:span></text:p>
              </text:list-item>
              <text:list-item>
                <text:p text:style-name="P6"><text:span text:style-name="T4">The keys and values don't have to be string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sunrise" presentation:presentation-page-layout-name="AL3T1">
        <draw:frame presentation:style-name="pr3" draw:layer="layout" svg:width="25.199cm" svg:height="3.506cm" svg:x="1.4cm" svg:y="0.937cm" presentation:class="title">
          <draw:text-box>
            <text:p>An example of a bioinformatics dictionary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3">
              <text:list-item>
                <text:p text:style-name="P6"><text:span text:style-name="T4">An excellent application of dictionaries is in simple protein translation (I'm doing this one)</text:span></text:p>
              </text:list-item>
              <text:list-item>
                <text:p text:style-name="P6"><text:span text:style-name="T4">Every 3-letter codon has a corresponding amino acid, and there are special start and stop codons</text:span></text:p>
                <text:list>
                  <text:list-item>
                    <text:p text:style-name="P6"><text:span text:style-name="T4">A protein must begin with a start codon and must end when a stop codon appears</text:span></text:p>
                  </text:list-item>
                  <text:list-item>
                    <text:p text:style-name="P6"><text:span text:style-name="T4">We will assume that the reading frame given is the only reading frame (generally not true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sunrise" presentation:presentation-page-layout-name="AL4T14">
        <draw:frame draw:style-name="gr2" draw:text-style-name="P3" draw:layer="layout" svg:width="24.13cm" svg:height="7.361cm" svg:x="1.778cm" svg:y="5.085cm">
          <draw:text-box>
            <text:p text:style-name="P2"><text:span text:style-name="T2">translate = {'UUU' : 'F', 'CUU' : 'L', 'AUU' : 'I', 'GUU' : 'V', 'UUC' : 'F', 'CUC' : 'L', 'AUC' : 'I', 'GUC' : 'V', 'UUA' : 'L', 'CUA' : 'L', 'AUA' : 'I', 'GUA' : 'V', 'UUG' : 'L', 'CUG' : 'L', 'AUG' : 'M', 'GUG' : 'V', 'UCU' : 'S', 'CCU' : 'P', 'ACU' : 'T', 'GCU' : 'A', 'UCC' : 'S', 'CCC' : 'P', 'ACC' : 'T', 'GCC' : 'A', 'UCA' : 'S', 'CCA' : 'P', 'ACA' : 'T', 'GCA' : 'A', 'UCG' : 'S', 'CCG' : 'P', 'ACG' : 'T', 'GCG' : 'A', 'UAU' : 'Y', 'CAU' : 'H', 'AAU' : 'N', 'GAU' : 'D', 'UAC' : 'Y', 'CAC' : 'H', 'AAC' : 'N', 'GAC' : 'D', 'UAA' : 'Stop', 'CAA' : 'Q', 'AAA' : 'K', 'GAA' : 'E', 'UAG' : 'Stop', 'CAG' : 'Q', 'AAG' : 'K', 'GAG' : 'E', 'UGU' : 'C', 'CGU' : 'R', 'AGU' : 'S', 'GGU' : 'G', 'UGC' : 'C', 'CGC' : 'R', 'AGC' : 'S', 'GGC' : 'G', 'UGA' : 'Stop', 'CGA' : 'R', 'AGA' : 'R', 'GGA' : 'G', 'UGG' : 'W', 'CGG' : 'R', 'AGG' : 'R', 'GGG' : 'G'}</text:span></text:p>
          </draw:text-box>
        </draw:frame>
        <draw:frame presentation:style-name="pr8" draw:layer="layout" svg:width="25.199cm" svg:height="3.506cm" svg:x="1.4cm" svg:y="0.937cm" presentation:class="title">
          <draw:text-box>
            <text:p>The translation dictionary</text:p>
          </draw:text-box>
        </draw:frame>
        <draw:frame presentation:style-name="pr9" draw:text-style-name="P6" draw:layer="layout" svg:width="25.199cm" svg:height="5.808cm" svg:x="1.471cm" svg:y="12.988cm" presentation:class="outline" presentation:user-transformed="true">
          <draw:text-box>
            <text:list text:style-name="L3">
              <text:list-item>
                <text:p text:style-name="P6"><text:span text:style-name="T4">You can see all the elements of the dictionary:</text:span></text:p>
                <text:list>
                  <text:list-item>
                    <text:p text:style-name="P6"><text:span text:style-name="T4">A unique set of keys</text:span></text:p>
                  </text:list-item>
                  <text:list-item>
                    <text:p text:style-name="P6"><text:span text:style-name="T4">Format is Key : Value, etc.</text:span></text:p>
                  </text:list-item>
                  <text:list-item>
                    <text:p text:style-name="P6"><text:span text:style-name="T4">Curly bracke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sunrise" presentation:presentation-page-layout-name="AL2T3">
        <draw:frame draw:style-name="gr3" draw:layer="layout" svg:width="12.296cm" svg:height="12.179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24.13cm" svg:height="18.026cm" svg:x="1.778cm" svg:y="1.628cm">
          <draw:text-box>
            <text:p text:style-name="P2"><text:span text:style-name="T2">&gt;&gt;&gt; rna = 'AUGGCCAUGGCGCCCAGAACUGAGAUCAAUAGUACCCGUAUUAACGGGUGA'</text:span></text:p>
            <text:p text:style-name="P2"><text:span text:style-name="T2">&gt;&gt;&gt; codons = [ ]</text:span></text:p>
            <text:p text:style-name="P2"><text:span text:style-name="T2">&gt;&gt;&gt; for i in range(0, len(rna), 3):</text:span></text:p>
            <text:p text:style-name="P2"><text:span text:style-name="T2">... <text:s text:c="4"/></text:span><text:span text:style-name="T2"><text:tab/></text:span><text:span text:style-name="T2">codon = rna[i:i+3]</text:span></text:p>
            <text:p text:style-name="P2"><text:span text:style-name="T2">... <text:s text:c="4"/></text:span><text:span text:style-name="T2"><text:tab/></text:span><text:span text:style-name="T2">codons.append(codon)</text:span></text:p>
            <text:p text:style-name="P2"><text:span text:style-name="T2">... </text:span></text:p>
            <text:p text:style-name="P2"><text:span text:style-name="T2">&gt;&gt;&gt; codons</text:span></text:p>
            <text:p text:style-name="P2"><text:span text:style-name="T2">['AUG', 'GCC', 'AUG', 'GCG', 'CCC', 'AGA', 'ACU', 'GAG', 'AUC', 'AAU', 'AGU', 'ACC', 'CGU', 'AUU', 'AAC', 'GGG', 'UGA']</text:span></text:p>
            <text:p text:style-name="P2"><text:span text:style-name="T2">&gt;&gt;&gt;</text:span></text:p>
            <text:p text:style-name="P2"><text:span text:style-name="T2">&gt;&gt;&gt; protein = [ ]</text:span></text:p>
            <text:p text:style-name="P2"><text:span text:style-name="T2">&gt;&gt;&gt; for codon in codons:</text:span></text:p>
            <text:p text:style-name="P2"><text:span text:style-name="T2">... <text:s text:c="4"/></text:span><text:span text:style-name="T2"><text:tab/></text:span><text:span text:style-name="T2">aa = translate[codon]</text:span></text:p>
            <text:p text:style-name="P2"><text:span text:style-name="T2">... <text:s text:c="3"/></text:span><text:span text:style-name="T2"><text:tab/></text:span><text:span text:style-name="T2"><text:tab/></text:span><text:span text:style-name="T2"><text:tab/></text:span><text:span text:style-name="T2"> if aa == 'Stop':</text:span></text:p>
            <text:p text:style-name="P2"><text:span text:style-name="T2">... <text:s text:c="11"/></text:span><text:span text:style-name="T2"><text:tab/></text:span><text:span text:style-name="T2"><text:tab/></text:span><text:span text:style-name="T2">break</text:span></text:p>
            <text:p text:style-name="P2"><text:span text:style-name="T2">... <text:s text:c="4"/></text:span><text:span text:style-name="T2"><text:tab/></text:span><text:span text:style-name="T2"><text:tab/></text:span><text:span text:style-name="T2">else:</text:span></text:p>
            <text:p text:style-name="P2"><text:span text:style-name="T2">... <text:s text:c="12"/></text:span><text:span text:style-name="T2"><text:tab/></text:span><text:span text:style-name="T2"><text:tab/></text:span><text:span text:style-name="T2">protein.append(aa)</text:span></text:p>
            <text:p text:style-name="P2"><text:span text:style-name="T2">... </text:span></text:p>
            <text:p text:style-name="P2"><text:span text:style-name="T2">&gt;&gt;&gt; protein</text:span></text:p>
            <text:p text:style-name="P2"><text:span text:style-name="T2">['M', 'A', 'M', 'A', 'P', 'R', 'T', 'E', 'I', 'N', 'S', 'T', 'R', 'I', 'N', 'G']</text:span></text:p>
            <text:p text:style-name="P2"><text:span text:style-name="T2">&gt;&gt;&gt; protein = ''.join(protein)</text:span></text:p>
            <text:p text:style-name="P2"><text:span text:style-name="T2">&gt;&gt;&gt; protein</text:span></text:p>
            <text:p text:style-name="P2"><text:span text:style-name="T2">'MAMAPRTEINSTRING'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sunrise" presentation:presentation-page-layout-name="AL3T1">
        <draw:frame presentation:style-name="pr3" draw:layer="layout" svg:width="25.199cm" svg:height="3.506cm" svg:x="1.4cm" svg:y="0.937cm" presentation:class="title">
          <draw:text-box>
            <text:p>Make a reverse complement</text:p>
          </draw:text-box>
        </draw:frame>
        <draw:frame presentation:style-name="pr6" draw:text-style-name="P6" draw:layer="layout" svg:width="25.199cm" svg:height="12.179cm" svg:x="1.4cm" svg:y="6.617cm" presentation:class="outline" presentation:user-transformed="true">
          <draw:text-box>
            <text:list text:style-name="L3">
              <text:list-item>
                <text:p text:style-name="P6"><text:span text:style-name="T4">Problem: Make a new file called revcom.py and, using a for loop through the dna characters, get the reverse complement of the sequence.</text:span></text:p>
                <text:list>
                  <text:list-item>
                    <text:p text:style-name="P6"><text:span text:style-name="T4">Hint 1: don't forget to save to an empty list by appending</text:span></text:p>
                  </text:list-item>
                  <text:list-item>
                    <text:p text:style-name="P6"><text:span text:style-name="T4">Hint 2: reversing a string is just like slicing a string, but the start and end are default and the step is -1</text:span></text:p>
                  </text:list-item>
                </text:list>
              </text:list-item>
              <text:list-item>
                <text:p text:style-name="P6"><text:span text:style-name="T4"><text:s text:c="2"/></text:span><text:span text:style-name="T4">In the end, you should have a list of each reverse/complemented nucleotide</text:span></text:p>
                <text:list>
                  <text:list-item>
                    <text:p><text:span text:style-name="T4">Hint 3: remember the </text:span><text:span text:style-name="T5">'delim'.join(list)</text:span><text:span text:style-name="T4"> method? Turn the list into a string </text:span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20.32cm" svg:height="0.962cm" svg:x="3.81cm" svg:y="5.026cm">
          <draw:text-box>
            <text:p text:style-name="P2"><text:span text:style-name="T2">&gt;&gt;&gt; dna = 'CACATAGCTAGCATATGTCAAGATTCGCATGCTTA'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sunrise" presentation:presentation-page-layout-name="AL3T1">
        <draw:frame presentation:style-name="pr3" draw:layer="layout" svg:width="25.199cm" svg:height="3.506cm" svg:x="1.4cm" svg:y="0.937cm" presentation:class="title">
          <draw:text-box>
            <text:p>Make several reverse complements</text:p>
          </draw:text-box>
        </draw:frame>
        <draw:frame presentation:style-name="pr6" draw:text-style-name="P6" draw:layer="layout" svg:width="25.199cm" svg:height="12.179cm" svg:x="1.4cm" svg:y="4.443cm" presentation:class="outline" presentation:user-transformed="true">
          <draw:text-box>
            <text:list text:style-name="L3">
              <text:list-item>
                <text:p text:style-name="P6"><text:span text:style-name="T4">Open the file dna_data.txt</text:span></text:p>
                <text:p text:style-name="P6"><text:span text:style-name="T4"/></text:p>
              </text:list-item>
              <text:list-item>
                <text:p text:style-name="P6"><text:span text:style-name="T4">Problem: Make a new file called multirevcom.py and, using a for loop through the dna sequences, get the reverse complement of each of the sequences by wrapping what you previously wrote in a for loop</text:span></text:p>
                <text:list>
                  <text:list-item>
                    <text:p text:style-name="P6"><text:span text:style-name="T4">Hint 1: save to a larger empty list by appending (call it multicomp = [ ] or something)</text:span></text:p>
                  </text:list-item>
                  <text:list-item>
                    <text:p><text:span text:style-name="T4">Hint 2: join the list to get a sequence before appending to the final list</text:span></text:p>
                  </text:list-item>
                </text:list>
              </text:list-item>
              <text:list-item>
                <text:p><text:span text:style-name="T4">When you're done, write to a file</text:span></text:p>
              </text:list-item>
            </text:list>
          </draw:text-box>
        </draw:frame>
        <draw:frame draw:style-name="gr5" draw:text-style-name="P7" draw:layer="layout" svg:width="13.321cm" svg:height="1.674cm" svg:x="6.858cm" svg:y="5.588cm">
          <draw:text-box>
            <text:p text:style-name="P7"><text:span text:style-name="T6">&gt;&gt;&gt; with open('dna_data.txt', 'r') as file:</text:span></text:p>
            <text:p text:style-name="P7"><text:span text:style-name="T6"><text:tab/></text:span><text:span text:style-name="T6"><text:tab/></text:span><text:span text:style-name="T6">data = file.read().splitlines()</text:span></text:p>
          </draw:text-box>
        </draw:frame>
        <draw:frame draw:style-name="gr5" draw:text-style-name="P7" draw:layer="layout" svg:width="14.224cm" svg:height="2.384cm" svg:x="6.542cm" svg:y="16.868cm">
          <draw:text-box>
            <text:p text:style-name="P7"><text:span text:style-name="T6">&gt;&gt;&gt; with open('dna_data_rev.txt', 'w') as file:</text:span></text:p>
            <text:p text:style-name="P7"><text:span text:style-name="T6"><text:tab/></text:span><text:span text:style-name="T6"><text:tab/></text:span><text:span text:style-name="T6">for line in multicomp:</text:span></text:p>
            <text:p text:style-name="P7"><text:span text:style-name="T6"><text:tab/></text:span><text:span text:style-name="T6"><text:tab/></text:span><text:span text:style-name="T6"><text:tab/></text:span><text:span text:style-name="T6">file.write(line + '\n'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sunrise_5f_box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sunrise" style:page-layout-name="PM1" draw:style-name="Mdp2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5.265cm" svg:height="10.476cm" svg:x="3.161cm" svg:y="2.123cm" presentation:class="page"/>
        <draw:frame presentation:style-name="lyt-sunris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ourth Eye</meta:initial-creator>
    <meta:creation-date>2013-10-21T14:55:52</meta:creation-date>
    <dc:date>2013-10-21T20:12:53</dc:date>
    <dc:creator>Fourth Eye</dc:creator>
    <meta:editing-duration>PT3H42M15S</meta:editing-duration>
    <meta:editing-cycles>15</meta:editing-cycles>
    <meta:generator>LibreOffice/3.5$Linux_x86 LibreOffice_project/350m1$Build-2</meta:generator>
    <meta:document-statistic meta:object-count="8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297cm" svg:height="12.18cm" xlink:href="." xlink:type="simple" chart:class="chart:bar" chart:style-name="ch1">
        <chart:legend chart:legend-position="end" svg:x="10.087cm" svg:y="5.293cm" style:legend-expansion="high" chart:style-name="ch2"/>
        <chart:plot-area chart:style-name="ch3" chart:data-source-has-labels="both" svg:x="0.695cm" svg:y="1.107cm" svg:width="8.902cm" svg:height="10.41cm">
          <chartooo:coordinate-region svg:x="1.316cm" svg:y="1.306cm" svg:width="8.281cm" svg:height="9.56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